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68.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number-columns-repeated="1023" table:default-cell-style-name="ce1"/>
        <table:table-row table:style-name="ro2">
          <table:table-cell office:value-type="string" calcext:value-type="string">
            <text:p>Tuloslaskelma (kEUR)</text:p>
          </table:table-cell>
          <table:table-cell office:value-type="string" calcext:value-type="string">
            <text:p>2016 *</text:p>
          </table:table-cell>
          <table:table-cell office:value-type="float" office:value="2015" calcext:value-type="float">
            <text:p>2015</text:p>
          </table:table-cell>
          <table:table-cell office:value-type="float" office:value="2014" calcext:value-type="float">
            <text:p>201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2 *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iketoiminnan tuotot</text:p>
          </table:table-cell>
          <table:table-cell office:value-type="float" office:value="3632000" calcext:value-type="float">
            <text:p>3632000</text:p>
          </table:table-cell>
          <table:table-cell office:value-type="float" office:value="3459000" calcext:value-type="float">
            <text:p>3459000</text:p>
          </table:table-cell>
          <table:table-cell office:value-type="float" office:value="4751000" calcext:value-type="float">
            <text:p>4751000</text:p>
          </table:table-cell>
          <table:table-cell office:value-type="float" office:value="6150000" calcext:value-type="float">
            <text:p>6150000</text:p>
          </table:table-cell>
          <table:table-cell office:value-type="float" office:value="6159000" calcext:value-type="float">
            <text:p>6159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iketoiminnan kulut + arvonalennukset</text:p>
          </table:table-cell>
          <table:table-cell office:value-type="float" office:value="-2999000" calcext:value-type="float">
            <text:p>-2999000</text:p>
          </table:table-cell>
          <table:table-cell office:value-type="float" office:value="-2651000" calcext:value-type="float">
            <text:p>-2651000</text:p>
          </table:table-cell>
          <table:table-cell office:value-type="float" office:value="-1323000" calcext:value-type="float">
            <text:p>-1323000</text:p>
          </table:table-cell>
          <table:table-cell office:value-type="float" office:value="-4438000" calcext:value-type="float">
            <text:p>-4438000</text:p>
          </table:table-cell>
          <table:table-cell office:value-type="float" office:value="-4298000" calcext:value-type="float">
            <text:p>-4298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iketulos ennen poistoja</text:p>
          </table:table-cell>
          <table:table-cell office:value-type="float" office:value="633000" calcext:value-type="float">
            <text:p>633000</text:p>
          </table:table-cell>
          <table:table-cell office:value-type="float" office:value="808000" calcext:value-type="float">
            <text:p>808000</text:p>
          </table:table-cell>
          <table:table-cell office:value-type="float" office:value="3428000" calcext:value-type="float">
            <text:p>3428000</text:p>
          </table:table-cell>
          <table:table-cell office:value-type="float" office:value="1712000" calcext:value-type="float">
            <text:p>1712000</text:p>
          </table:table-cell>
          <table:table-cell office:value-type="float" office:value="1861000" calcext:value-type="float">
            <text:p>186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iketoiminnan tulos verojen jälkeen</text:p>
          </table:table-cell>
          <table:table-cell office:value-type="float" office:value="496000" calcext:value-type="float">
            <text:p>496000</text:p>
          </table:table-cell>
          <table:table-cell office:value-type="float" office:value="4138000" calcext:value-type="float">
            <text:p>4138000</text:p>
          </table:table-cell>
          <table:table-cell office:value-type="float" office:value="3154000" calcext:value-type="float">
            <text:p>3154000</text:p>
          </table:table-cell>
          <table:table-cell office:value-type="float" office:value="1204000" calcext:value-type="float">
            <text:p>1204000</text:p>
          </table:table-cell>
          <table:table-cell office:value-type="float" office:value="1409000" calcext:value-type="float">
            <text:p>1409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sakekohtainen tulos</text:p>
          </table:table-cell>
          <table:table-cell office:value-type="float" office:value="0.56" calcext:value-type="float">
            <text:p>0,56</text:p>
          </table:table-cell>
          <table:table-cell office:value-type="float" office:value="4.66" calcext:value-type="float">
            <text:p>4,66</text:p>
          </table:table-cell>
          <table:table-cell office:value-type="float" office:value="3.55" calcext:value-type="float">
            <text:p>3,55</text:p>
          </table:table-cell>
          <table:table-cell office:value-type="float" office:value="1.36" calcext:value-type="float">
            <text:p>1,36</text:p>
          </table:table-cell>
          <table:table-cell office:value-type="float" office:value="1.59" calcext:value-type="float">
            <text:p>1,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sakkeiden määrä</text:p>
          </table:table-cell>
          <table:table-cell table:number-columns-repeated="5" office:value-type="float" office:value="888367045" calcext:value-type="float">
            <text:p>888367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se (kEUR)</text:p>
          </table:table-cell>
          <table:table-cell office:value-type="string" calcext:value-type="string">
            <text:p>2016 *</text:p>
          </table:table-cell>
          <table:table-cell office:value-type="float" office:value="2015" calcext:value-type="float">
            <text:p>2015</text:p>
          </table:table-cell>
          <table:table-cell office:value-type="float" office:value="2014" calcext:value-type="float">
            <text:p>201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2 *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äyttöomaisuus</text:p>
          </table:table-cell>
          <table:table-cell office:value-type="float" office:value="14918000" calcext:value-type="float">
            <text:p>14918000</text:p>
          </table:table-cell>
          <table:table-cell office:value-type="float" office:value="13157000" calcext:value-type="float">
            <text:p>13157000</text:p>
          </table:table-cell>
          <table:table-cell office:value-type="float" office:value="17074000" calcext:value-type="float">
            <text:p>17074000</text:p>
          </table:table-cell>
          <table:table-cell office:value-type="float" office:value="20273000" calcext:value-type="float">
            <text:p>20273000</text:p>
          </table:table-cell>
          <table:table-cell office:value-type="float" office:value="21744000" calcext:value-type="float">
            <text:p>21744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aihto-omaisuus</text:p>
          </table:table-cell>
          <table:table-cell office:value-type="float" office:value="7046000" calcext:value-type="float">
            <text:p>7046000</text:p>
          </table:table-cell>
          <table:table-cell office:value-type="float" office:value="9610000" calcext:value-type="float">
            <text:p>9610000</text:p>
          </table:table-cell>
          <table:table-cell office:value-type="float" office:value="4301000" calcext:value-type="float">
            <text:p>4301000</text:p>
          </table:table-cell>
          <table:table-cell office:value-type="float" office:value="4147000" calcext:value-type="float">
            <text:p>4147000</text:p>
          </table:table-cell>
          <table:table-cell office:value-type="float" office:value="2884000" calcext:value-type="float">
            <text:p>2884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arat yhteensä</text:p>
          </table:table-cell>
          <table:table-cell office:value-type="float" office:value="21964000" calcext:value-type="float">
            <text:p>21964000</text:p>
          </table:table-cell>
          <table:table-cell office:value-type="float" office:value="22767000" calcext:value-type="float">
            <text:p>22767000</text:p>
          </table:table-cell>
          <table:table-cell office:value-type="float" office:value="21375000" calcext:value-type="float">
            <text:p>21375000</text:p>
          </table:table-cell>
          <table:table-cell office:value-type="float" office:value="24420000" calcext:value-type="float">
            <text:p>24420000</text:p>
          </table:table-cell>
          <table:table-cell office:value-type="float" office:value="24628000" calcext:value-type="float">
            <text:p>24628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ma pääoma</text:p>
          </table:table-cell>
          <table:table-cell office:value-type="float" office:value="13459000" calcext:value-type="float">
            <text:p>13459000</text:p>
          </table:table-cell>
          <table:table-cell office:value-type="float" office:value="13794000" calcext:value-type="float">
            <text:p>13794000</text:p>
          </table:table-cell>
          <table:table-cell office:value-type="float" office:value="10864000" calcext:value-type="float">
            <text:p>10864000</text:p>
          </table:table-cell>
          <table:table-cell office:value-type="float" office:value="10024000" calcext:value-type="float">
            <text:p>10024000</text:p>
          </table:table-cell>
          <table:table-cell office:value-type="float" office:value="10205000" calcext:value-type="float">
            <text:p>10205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lat</text:p>
          </table:table-cell>
          <table:table-cell office:value-type="float" office:value="8505000" calcext:value-type="float">
            <text:p>8505000</text:p>
          </table:table-cell>
          <table:table-cell office:value-type="float" office:value="8973000" calcext:value-type="float">
            <text:p>8973000</text:p>
          </table:table-cell>
          <table:table-cell office:value-type="float" office:value="10511000" calcext:value-type="float">
            <text:p>10511000</text:p>
          </table:table-cell>
          <table:table-cell office:value-type="float" office:value="14396000" calcext:value-type="float">
            <text:p>14396000</text:p>
          </table:table-cell>
          <table:table-cell office:value-type="float" office:value="14423000" calcext:value-type="float">
            <text:p>1442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ma pääoma ja velat</text:p>
          </table:table-cell>
          <table:table-cell office:value-type="float" office:value="21964000" calcext:value-type="float">
            <text:p>21964000</text:p>
          </table:table-cell>
          <table:table-cell office:value-type="float" office:value="22767000" calcext:value-type="float">
            <text:p>22767000</text:p>
          </table:table-cell>
          <table:table-cell office:value-type="float" office:value="21375000" calcext:value-type="float">
            <text:p>21375000</text:p>
          </table:table-cell>
          <table:table-cell office:value-type="float" office:value="24420000" calcext:value-type="float">
            <text:p>24420000</text:p>
          </table:table-cell>
          <table:table-cell office:value-type="float" office:value="24628000" calcext:value-type="float">
            <text:p>24628000</text:p>
          </table:table-cell>
          <table:table-cell table:number-columns-repeated="1018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i" fo:country="FI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1">00.00.0000</text:date>, <text:time style:data-style-name="N2" text:time-value="14:11:38.0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M44S</meta:editing-duration>
    <meta:editing-cycles>3</meta:editing-cycles>
    <meta:generator>LibreOffice/5.4.2.2$Windows_X86_64 LibreOffice_project/22b09f6418e8c2d508a9eaf86b2399209b0990f4</meta:generator>
    <dc:date>2017-11-21T14:17:00.355000000</dc:date>
    <meta:document-statistic meta:table-count="3" meta:cell-count="85" meta:object-count="0"/>
    <meta:user-defined meta:name="Info 1"/>
    <meta:user-defined meta:name="Info 2"/>
    <meta:user-defined meta:name="Info 3"/>
    <meta:user-defined meta:name="Info 4"/>
  </office:meta>
</office:document-meta>
</file>